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hatch" draw:fill-color="#ffffff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22cm" draw:marker-start-width="0.53cm" draw:marker-end="" draw:marker-end-width="0.63cm" draw:textarea-horizontal-align="center" draw:textarea-vertical-align="middle" fo:padding-top="0.235cm" fo:padding-bottom="0.235cm" fo:padding-left="0.36cm" fo:padding-right="0.36cm"/>
    </style:style>
    <style:style style:name="gr3" style:family="graphic" style:parent-style-name="standard">
      <style:graphic-properties svg:stroke-width="0.05cm" draw:marker-start-width="0.275cm" draw:marker-end-width="0.275cm" draw:fill="solid" draw:fill-color="#000000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="Arrow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marker-end="Arrow" draw:marker-end-width="0.15cm" draw:textarea-horizontal-align="center" draw:textarea-vertical-align="middle"/>
    </style:style>
    <style:style style:name="gr10" style:family="graphic" style:parent-style-name="standard">
      <style:graphic-properties svg:stroke-width="0.02cm" draw:marker-start-width="0.33cm" draw:marker-end="Arrow" draw:marker-end-width="0.2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fill="none" draw:fill-color="#ffffff" fo:min-height="0.606cm"/>
    </style:style>
    <style:style style:name="P1" style:family="paragraph">
      <style:paragraph-properties fo:text-align="center"/>
    </style:style>
    <style:style style:name="P2" style:family="paragraph">
      <style:text-properties fo:color="#000000" fo:font-family="'Century Schoolbook L'" style:font-family-generic="roman" style:font-pitch="variable" fo:font-size="18pt" style:font-size-asian="18pt" style:font-size-complex="18pt"/>
    </style:style>
    <style:style style:name="P3" style:family="paragraph">
      <style:text-properties fo:color="#000000"/>
    </style:style>
    <style:style style:name="P4" style:family="paragraph">
      <style:text-properties fo:color="#000000" fo:font-family="'Century Schoolbook L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color="#000000" fo:font-family="'Century Schoolbook L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" style:family="text">
      <style:text-properties fo:color="#000000" fo:font-family="'Century Schoolbook L'" style:font-family-generic="roman" style:font-pitch="variable" fo:font-size="18pt" style:font-size-asian="18pt" style:font-size-complex="18pt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color="#000000" fo:font-family="'Century Schoolbook L'" style:font-family-generic="roman" style:font-pitch="variable" fo:font-style="italic" style:font-style-asian="italic" style:font-style-complex="italic"/>
    </style:style>
    <style:style style:name="T5" style:family="text">
      <style:text-properties fo:color="#000000" fo:font-family="Symbol" style:font-pitch="variable" style:font-charset="x-symbol" fo:font-style="italic" style:font-style-asian="italic" style:font-style-complex="italic"/>
    </style:style>
    <style:style style:name="T6" style:family="text">
      <style:text-properties fo:color="#000000" fo:font-family="'Century Schoolbook L'" style:font-family-generic="roma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.161cm" svg:height="1.187cm" svg:x="4.539cm" svg:y="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19cm" svg:y1="3.068cm" svg:x2="4.846cm" svg:y2="2.106cm">
          <text:p/>
        </draw:line>
        <draw:custom-shape draw:style-name="gr3" draw:text-style-name="P1" draw:layer="layout" svg:width="0.182cm" svg:height="0.189cm" svg:x="4.776cm" svg:y="2.00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412cm" svg:y1="3.881cm" svg:x2="3.412cm" svg:y2="0.318cm">
          <text:p/>
        </draw:line>
        <draw:line draw:style-name="gr5" draw:text-style-name="P1" draw:layer="layout" svg:x1="2.124cm" svg:y1="4.64cm" svg:x2="6cm" svg:y2="3.2cm">
          <text:p/>
        </draw:line>
        <draw:frame draw:style-name="gr6" draw:text-style-name="P2" draw:layer="layout" svg:width="2.5cm" svg:height="1.094cm" svg:x="3.8cm" svg:y="3.7cm">
          <draw:text-box>
            <text:p><text:span text:style-name="T1">d</text:span><text:span text:style-name="T2"> = 2</text:span><text:span text:style-name="T1">r</text:span></text:p>
          </draw:text-box>
        </draw:frame>
        <draw:custom-shape draw:style-name="gr1" draw:text-style-name="P1" draw:layer="layout" svg:width="1.161cm" svg:height="1.187cm" svg:x="1.04cm" svg:y="2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5cm" svg:height="1.094cm" svg:x="4.4cm" svg:y="0.5cm">
          <draw:text-box>
            <text:p text:style-name="P3"><text:span text:style-name="T3">質量</text:span><text:span text:style-name="T4">m</text:span></text:p>
          </draw:text-box>
        </draw:frame>
        <draw:frame draw:style-name="gr6" draw:text-style-name="P3" draw:layer="layout" svg:width="2.5cm" svg:height="1.094cm" svg:x="0.3cm" svg:y="1.7cm">
          <draw:text-box>
            <text:p text:style-name="P3"><text:span text:style-name="T3">質量</text:span><text:span text:style-name="T4">m</text:span></text:p>
          </draw:text-box>
        </draw:frame>
        <draw:custom-shape draw:style-name="gr7" draw:text-style-name="P1" draw:layer="layout" svg:width="0.164cm" svg:height="0.189cm" svg:x="3.341cm" svg:y="1.0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0.5cm" svg:x="2.909cm" svg:y="0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64cm" svg:height="0.189cm" svg:x="3.341cm" svg:y="0.56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416cm" svg:y1="0.697cm" svg:x2="3.412cm" svg:y2="0.568cm">
          <text:p/>
        </draw:line>
        <draw:line draw:style-name="gr9" draw:text-style-name="P1" draw:layer="layout" svg:x1="3.697cm" svg:y1="0.741cm" svg:x2="3.505cm" svg:y2="0.665cm">
          <text:p/>
        </draw:line>
        <draw:line draw:style-name="gr10" draw:text-style-name="P1" draw:layer="layout" svg:x1="2cm" svg:y1="3.5cm" svg:x2="2.728cm" svg:y2="3.787cm">
          <text:p/>
        </draw:line>
        <draw:line draw:style-name="gr10" draw:text-style-name="P1" draw:layer="layout" svg:x1="4.539cm" svg:y1="1.819cm" svg:x2="4.06cm" svg:y2="1.668cm">
          <text:p/>
        </draw:line>
        <draw:frame draw:style-name="gr6" draw:text-style-name="P3" draw:layer="layout" svg:width="2.8cm" svg:height="1.03cm" svg:x="0.5cm" svg:y="0.3cm">
          <draw:text-box>
            <text:p text:style-name="P3"><text:span text:style-name="T3">角速度</text:span><text:span text:style-name="T5">w</text:span></text:p>
          </draw:text-box>
        </draw:frame>
        <draw:path draw:style-name="gr11" draw:text-style-name="P1" draw:layer="layout" svg:width="1.308cm" svg:height="0.86cm" draw:transform="skewX (-0.0240855436775172) rotate (-0.237888377047968) translate (3.6998433132989cm 1.92031478966821cm)" svg:viewBox="0 0 1309 861" svg:d="m0 861c1191 0 1309-861 1309-861">
          <text:p/>
        </draw:path>
        <draw:custom-shape draw:style-name="gr7" draw:text-style-name="P1" draw:layer="layout" svg:width="0.389cm" svg:height="0.189cm" svg:x="4.163cm" svg:y="2.676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1.254cm" svg:height="1.187cm" svg:x="3.946cm" svg:y="2.144cm">
          <draw:text-box>
            <text:p><text:span text:style-name="T6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07-05-04T19:23:29</meta:creation-date>
    <dc:creator>nishida </dc:creator>
    <dc:date>2012-06-10T15:35:41</dc:date>
    <meta:editing-cycles>48</meta:editing-cycles>
    <meta:editing-duration>PT11H9M31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